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1.56mm"/>
    </style:style>
    <style:style style:name="co2" style:family="table-column">
      <style:table-column-properties fo:break-before="auto" style:column-width="159.91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2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e_result" table:style-name="ta1">
        <table:shapes>
          <draw:frame draw:z-index="0" draw:style-name="gr1" draw:text-style-name="P1" svg:width="159.99mm" svg:height="89.99mm" svg:x="125.48mm" svg:y="6.84mm">
            <loext:p draw:notify-on-update-of-ranges="compare_result.H3:compare_result.H22 compare_result.I3:compare_result.I3 compare_result.I4:compare_result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5mm" svg:height="90.04mm" svg:x="120.17mm" svg:y="107.05mm">
            <loext:p draw:notify-on-update-of-ranges="compare_result.H4:compare_result.H22 compare_result.K3:compare_result.K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obile = <text:s/>166 <text:s/>AMPages = <text:s/>2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sit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MPage</text:p>
          </table:table-cell>
          <table:table-cell office:value-type="string" calcext:value-type="string">
            <text:p>Mobile-AMPage</text:p>
          </table:table-cell>
          <table:table-cell office:value-type="string" calcext:value-type="string">
            <text:p>mobile/AMPage</text:p>
          </table:table-cell>
          <table:table-cell/>
          <table:table-cell office:value-type="string" calcext:value-type="string">
            <text:p>mobile/amp rang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CD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cation-marketers-need-embrace-whimsical-visual-storytelling-274673</text:p>
          </table:table-cell>
          <table:table-cell office:value-type="float" office:value="15950.578325" calcext:value-type="float">
            <text:p>15950.578325</text:p>
          </table:table-cell>
          <table:table-cell office:value-type="float" office:value="15566.482682" calcext:value-type="float">
            <text:p>15566.482682</text:p>
          </table:table-cell>
          <table:table-cell office:value-type="float" office:value="384.095643000001" calcext:value-type="float">
            <text:p>384.095643</text:p>
          </table:table-cell>
          <table:table-cell table:formula="of:=[.C3]/[.D3]" office:value-type="float" office:value="1.02467452994016" calcext:value-type="float">
            <text:p>1.0246745299</text:p>
          </table:table-cell>
          <table:table-cell table:formula="of:=RANK([.F3];[.$F$3:.$F$90])"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table:formula="of:=[.J3]-[.J4]" office:value-type="float" office:value="1" calcext:value-type="float">
            <text:p>1</text:p>
          </table:table-cell>
          <table:table-cell table:formula="of:=COUNTIF([.$F$3:.$F$90];&quot;&gt;0.1&quot;)" office:value-type="float" office:value="88" calcext:value-type="float">
            <text:p>88</text:p>
          </table:table-cell>
          <table:table-cell table:formula="of:=SUM([.I3:.$I$3])/SUM([.$I$3:.$I$22])" office:value-type="float" office:value="0.0113636363636364" calcext:value-type="float">
            <text:p>0.0113636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p-dmoz-open-directory-project-closing-270291</text:p>
          </table:table-cell>
          <table:table-cell office:value-type="float" office:value="3895.363852" calcext:value-type="float">
            <text:p>3895.363852</text:p>
          </table:table-cell>
          <table:table-cell office:value-type="float" office:value="7659.644804" calcext:value-type="float">
            <text:p>7659.644804</text:p>
          </table:table-cell>
          <table:table-cell office:value-type="float" office:value="-3764.280952" calcext:value-type="float">
            <text:p>-3764.280952</text:p>
          </table:table-cell>
          <table:table-cell table:formula="of:=[.C4]/[.D4]" office:value-type="float" office:value="0.508556721842477" calcext:value-type="float">
            <text:p>0.5085567218</text:p>
          </table:table-cell>
          <table:table-cell table:formula="of:=RANK([.F4];[.$F$3:.$F$90])" office:value-type="float" office:value="71" calcext:value-type="float">
            <text:p>71</text:p>
          </table:table-cell>
          <table:table-cell office:value-type="float" office:value="0.2" calcext:value-type="float">
            <text:p>0.2</text:p>
          </table:table-cell>
          <table:table-cell table:formula="of:=[.J4]-[.J5]" office:value-type="float" office:value="5" calcext:value-type="float">
            <text:p>5</text:p>
          </table:table-cell>
          <table:table-cell table:formula="of:=COUNTIF([.$F$3:.$F$90];&quot;&gt;0.2&quot;)" office:value-type="float" office:value="87" calcext:value-type="float">
            <text:p>87</text:p>
          </table:table-cell>
          <table:table-cell table:formula="of:=SUM([.I4:.$I$3])/SUM([.$I$3:.$I$22])" office:value-type="float" office:value="0.0681818181818182" calcext:value-type="float">
            <text:p>0.0681818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gle-home-can-now-support-distinguish-six-separate-users-273497</text:p>
          </table:table-cell>
          <table:table-cell office:value-type="float" office:value="15777.987032" calcext:value-type="float">
            <text:p>15777.987032</text:p>
          </table:table-cell>
          <table:table-cell office:value-type="float" office:value="14186.279727" calcext:value-type="float">
            <text:p>14186.279727</text:p>
          </table:table-cell>
          <table:table-cell office:value-type="float" office:value="1591.707305" calcext:value-type="float">
            <text:p>1591.707305</text:p>
          </table:table-cell>
          <table:table-cell table:formula="of:=[.C5]/[.D5]" office:value-type="float" office:value="1.11220047367109" calcext:value-type="float">
            <text:p>1.1122004737</text:p>
          </table:table-cell>
          <table:table-cell table:formula="of:=RANK([.F5];[.$F$3:.$F$90])"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table:formula="of:=[.J5]-[.J6]" office:value-type="float" office:value="5" calcext:value-type="float">
            <text:p>5</text:p>
          </table:table-cell>
          <table:table-cell table:formula="of:=COUNTIF([.$F$3:.$F$90];&quot;&gt;0.3&quot;)" office:value-type="float" office:value="82" calcext:value-type="float">
            <text:p>82</text:p>
          </table:table-cell>
          <table:table-cell table:formula="of:=SUM([.I5:.$I$3])/SUM([.$I$3:.$I$22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end-martech-vendor-agnostic-graduate-level-marketing-technology-management-insights-273005</text:p>
          </table:table-cell>
          <table:table-cell office:value-type="float" office:value="3803.488573" calcext:value-type="float">
            <text:p>3803.488573</text:p>
          </table:table-cell>
          <table:table-cell office:value-type="float" office:value="8950.286819" calcext:value-type="float">
            <text:p>8950.286819</text:p>
          </table:table-cell>
          <table:table-cell office:value-type="float" office:value="-5146.798246" calcext:value-type="float">
            <text:p>-5146.798246</text:p>
          </table:table-cell>
          <table:table-cell table:formula="of:=[.C6]/[.D6]" office:value-type="float" office:value="0.42495717175519" calcext:value-type="float">
            <text:p>0.4249571718</text:p>
          </table:table-cell>
          <table:table-cell table:formula="of:=RANK([.F6];[.$F$3:.$F$90])" office:value-type="float" office:value="77" calcext:value-type="float">
            <text:p>77</text:p>
          </table:table-cell>
          <table:table-cell office:value-type="float" office:value="0.4" calcext:value-type="float">
            <text:p>0.4</text:p>
          </table:table-cell>
          <table:table-cell table:formula="of:=[.J6]-[.J7]" office:value-type="float" office:value="6" calcext:value-type="float">
            <text:p>6</text:p>
          </table:table-cell>
          <table:table-cell table:formula="of:=COUNTIF([.$F$3:.$F$90];&quot;&gt;0.4&quot;)" office:value-type="float" office:value="77" calcext:value-type="float">
            <text:p>77</text:p>
          </table:table-cell>
          <table:table-cell table:formula="of:=SUM([.I6:.$I$3])/SUM([.$I$3:.$I$22])" office:value-type="float" office:value="0.193181818181818" calcext:value-type="float">
            <text:p>0.19318181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-must-technical-seo-audits-validations-2017-273207</text:p>
          </table:table-cell>
          <table:table-cell office:value-type="float" office:value="5443.577549" calcext:value-type="float">
            <text:p>5443.577549</text:p>
          </table:table-cell>
          <table:table-cell office:value-type="float" office:value="12583.207796" calcext:value-type="float">
            <text:p>12583.207796</text:p>
          </table:table-cell>
          <table:table-cell office:value-type="float" office:value="-7139.630247" calcext:value-type="float">
            <text:p>-7139.630247</text:p>
          </table:table-cell>
          <table:table-cell table:formula="of:=[.C7]/[.D7]" office:value-type="float" office:value="0.432606505213275" calcext:value-type="float">
            <text:p>0.4326065052</text:p>
          </table:table-cell>
          <table:table-cell table:formula="of:=RANK([.F7];[.$F$3:.$F$90])"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table:formula="of:=[.J7]-[.J8]" office:value-type="float" office:value="6" calcext:value-type="float">
            <text:p>6</text:p>
          </table:table-cell>
          <table:table-cell table:formula="of:=COUNTIF([.$F$3:.$F$90];&quot;&gt;0.5&quot;)" office:value-type="float" office:value="71" calcext:value-type="float">
            <text:p>71</text:p>
          </table:table-cell>
          <table:table-cell table:formula="of:=SUM([.I7:.$I$3])/SUM([.$I$3:.$I$22])" office:value-type="float" office:value="0.261363636363636" calcext:value-type="float">
            <text:p>0.2613636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u-sources-say-1-17-billion-antitrust-fine-google-coming-weeks-277215</text:p>
          </table:table-cell>
          <table:table-cell office:value-type="float" office:value="9000.072438" calcext:value-type="float">
            <text:p>9000.072438</text:p>
          </table:table-cell>
          <table:table-cell office:value-type="float" office:value="18747.273816" calcext:value-type="float">
            <text:p>18747.273816</text:p>
          </table:table-cell>
          <table:table-cell office:value-type="float" office:value="-9747.201378" calcext:value-type="float">
            <text:p>-9747.201378</text:p>
          </table:table-cell>
          <table:table-cell table:formula="of:=[.C8]/[.D8]" office:value-type="float" office:value="0.480073664380942" calcext:value-type="float">
            <text:p>0.4800736644</text:p>
          </table:table-cell>
          <table:table-cell table:formula="of:=RANK([.F8];[.$F$3:.$F$90])" office:value-type="float" office:value="72" calcext:value-type="float">
            <text:p>72</text:p>
          </table:table-cell>
          <table:table-cell office:value-type="float" office:value="0.6" calcext:value-type="float">
            <text:p>0.6</text:p>
          </table:table-cell>
          <table:table-cell table:formula="of:=[.J8]-[.J9]" office:value-type="float" office:value="3" calcext:value-type="float">
            <text:p>3</text:p>
          </table:table-cell>
          <table:table-cell table:formula="of:=COUNTIF([.$F$3:.$F$90];&quot;&gt;0.6&quot;)" office:value-type="float" office:value="65" calcext:value-type="float">
            <text:p>65</text:p>
          </table:table-cell>
          <table:table-cell table:formula="of:=SUM([.I8:.$I$3])/SUM([.$I$3:.$I$22])" office:value-type="float" office:value="0.295454545454545" calcext:value-type="float">
            <text:p>0.2954545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ive-calls-customers-display-ads-274113</text:p>
          </table:table-cell>
          <table:table-cell office:value-type="float" office:value="9629.665716" calcext:value-type="float">
            <text:p>9629.665716</text:p>
          </table:table-cell>
          <table:table-cell office:value-type="float" office:value="12215.335702" calcext:value-type="float">
            <text:p>12215.335702</text:p>
          </table:table-cell>
          <table:table-cell office:value-type="float" office:value="-2585.669986" calcext:value-type="float">
            <text:p>-2585.669986</text:p>
          </table:table-cell>
          <table:table-cell table:formula="of:=[.C9]/[.D9]" office:value-type="float" office:value="0.788325916775529" calcext:value-type="float">
            <text:p>0.7883259168</text:p>
          </table:table-cell>
          <table:table-cell table:formula="of:=RANK([.F9];[.$F$3:.$F$90])"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formula="of:=[.J9]-[.J10]" office:value-type="float" office:value="8" calcext:value-type="float">
            <text:p>8</text:p>
          </table:table-cell>
          <table:table-cell table:formula="of:=COUNTIF([.$F$3:.$F$90];&quot;&gt;0.7&quot;)" office:value-type="float" office:value="62" calcext:value-type="float">
            <text:p>62</text:p>
          </table:table-cell>
          <table:table-cell table:formula="of:=SUM([.I9:.$I$3])/SUM([.$I$3:.$I$22])" office:value-type="float" office:value="0.386363636363636" calcext:value-type="float">
            <text:p>0.3863636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ginners-guide-bing-ads-management-274706</text:p>
          </table:table-cell>
          <table:table-cell office:value-type="float" office:value="3347.841322" calcext:value-type="float">
            <text:p>3347.841322</text:p>
          </table:table-cell>
          <table:table-cell office:value-type="float" office:value="11855.54461" calcext:value-type="float">
            <text:p>11855.54461</text:p>
          </table:table-cell>
          <table:table-cell office:value-type="float" office:value="-8507.703288" calcext:value-type="float">
            <text:p>-8507.703288</text:p>
          </table:table-cell>
          <table:table-cell table:formula="of:=[.C10]/[.D10]" office:value-type="float" office:value="0.282386126671578" calcext:value-type="float">
            <text:p>0.2823861267</text:p>
          </table:table-cell>
          <table:table-cell table:formula="of:=RANK([.F10];[.$F$3:.$F$90])" office:value-type="float" office:value="84" calcext:value-type="float">
            <text:p>84</text:p>
          </table:table-cell>
          <table:table-cell office:value-type="float" office:value="0.8" calcext:value-type="float">
            <text:p>0.8</text:p>
          </table:table-cell>
          <table:table-cell table:formula="of:=[.J10]-[.J11]" office:value-type="float" office:value="10" calcext:value-type="float">
            <text:p>10</text:p>
          </table:table-cell>
          <table:table-cell table:formula="of:=COUNTIF([.$F$3:.$F$90];&quot;&gt;0.8&quot;)" office:value-type="float" office:value="54" calcext:value-type="float">
            <text:p>54</text:p>
          </table:table-cell>
          <table:table-cell table:formula="of:=SUM([.I10:.$I$3])/SUM([.$I$3:.$I$22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wiggle-offers-plug-play-semantic-search-online-retailers-271568</text:p>
          </table:table-cell>
          <table:table-cell office:value-type="float" office:value="4679.779122" calcext:value-type="float">
            <text:p>4679.779122</text:p>
          </table:table-cell>
          <table:table-cell office:value-type="float" office:value="16456.468154" calcext:value-type="float">
            <text:p>16456.468154</text:p>
          </table:table-cell>
          <table:table-cell office:value-type="float" office:value="-11776.689032" calcext:value-type="float">
            <text:p>-11776.689032</text:p>
          </table:table-cell>
          <table:table-cell table:formula="of:=[.C11]/[.D11]" office:value-type="float" office:value="0.284373237210228" calcext:value-type="float">
            <text:p>0.2843732372</text:p>
          </table:table-cell>
          <table:table-cell table:formula="of:=RANK([.F11];[.$F$3:.$F$90])" office:value-type="float" office:value="83" calcext:value-type="float">
            <text:p>83</text:p>
          </table:table-cell>
          <table:table-cell office:value-type="float" office:value="0.9" calcext:value-type="float">
            <text:p>0.9</text:p>
          </table:table-cell>
          <table:table-cell table:formula="of:=[.J11]-[.J12]" office:value-type="float" office:value="4" calcext:value-type="float">
            <text:p>4</text:p>
          </table:table-cell>
          <table:table-cell table:formula="of:=COUNTIF([.$F$3:.$F$90];&quot;&gt;0.9&quot;)" office:value-type="float" office:value="44" calcext:value-type="float">
            <text:p>44</text:p>
          </table:table-cell>
          <table:table-cell table:formula="of:=SUM([.I11:.$I$3])/SUM([.$I$3:.$I$22])" office:value-type="float" office:value="0.545454545454545" calcext:value-type="float">
            <text:p>0.5454545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wo-major-changes-potentially-coming-eus-right-forgotten-global-implications-275047</text:p>
          </table:table-cell>
          <table:table-cell office:value-type="float" office:value="14497.995163" calcext:value-type="float">
            <text:p>14497.995163</text:p>
          </table:table-cell>
          <table:table-cell office:value-type="float" office:value="2671.143024" calcext:value-type="float">
            <text:p>2671.143024</text:p>
          </table:table-cell>
          <table:table-cell office:value-type="float" office:value="11826.852139" calcext:value-type="float">
            <text:p>11826.852139</text:p>
          </table:table-cell>
          <table:table-cell table:formula="of:=[.C12]/[.D12]" office:value-type="float" office:value="5.42763716983206" calcext:value-type="float">
            <text:p>5.4276371698</text:p>
          </table:table-cell>
          <table:table-cell table:formula="of:=RANK([.F12];[.$F$3:.$F$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12]-[.J13]" office:value-type="float" office:value="4" calcext:value-type="float">
            <text:p>4</text:p>
          </table:table-cell>
          <table:table-cell table:formula="of:=COUNTIF([.$F$3:.$F$90];&quot;&gt;1&quot;)" office:value-type="float" office:value="40" calcext:value-type="float">
            <text:p>40</text:p>
          </table:table-cell>
          <table:table-cell table:formula="of:=SUM([.I12:.$I$3])/SUM([.$I$3:.$I$22])" office:value-type="float" office:value="0.590909090909091" calcext:value-type="float">
            <text:p>0.5909090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ed-help-explaining-local-search-use-pizza-227448</text:p>
          </table:table-cell>
          <table:table-cell office:value-type="float" office:value="5947.634057" calcext:value-type="float">
            <text:p>5947.634057</text:p>
          </table:table-cell>
          <table:table-cell office:value-type="float" office:value="17074.399527" calcext:value-type="float">
            <text:p>17074.399527</text:p>
          </table:table-cell>
          <table:table-cell office:value-type="float" office:value="-11126.76547" calcext:value-type="float">
            <text:p>-11126.76547</text:p>
          </table:table-cell>
          <table:table-cell table:formula="of:=[.C13]/[.D13]" office:value-type="float" office:value="0.348336352771582" calcext:value-type="float">
            <text:p>0.3483363528</text:p>
          </table:table-cell>
          <table:table-cell table:formula="of:=RANK([.F13];[.$F$3:.$F$90])"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table:formula="of:=[.J13]-[.J14]" office:value-type="float" office:value="2" calcext:value-type="float">
            <text:p>2</text:p>
          </table:table-cell>
          <table:table-cell table:formula="of:=COUNTIF([.$F$3:.$F$90];&quot;&gt;1.1&quot;)" office:value-type="float" office:value="36" calcext:value-type="float">
            <text:p>36</text:p>
          </table:table-cell>
          <table:table-cell table:formula="of:=SUM([.I13:.$I$3])/SUM([.$I$3:.$I$22])" office:value-type="float" office:value="0.613636363636364" calcext:value-type="float">
            <text:p>0.61363636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oking-for-black-friday-deals-bing-flyer-ads-retailer-circulars-263997</text:p>
          </table:table-cell>
          <table:table-cell office:value-type="float" office:value="12864.61325" calcext:value-type="float">
            <text:p>12864.61325</text:p>
          </table:table-cell>
          <table:table-cell office:value-type="float" office:value="16498.29519" calcext:value-type="float">
            <text:p>16498.29519</text:p>
          </table:table-cell>
          <table:table-cell office:value-type="float" office:value="-3633.68194" calcext:value-type="float">
            <text:p>-3633.68194</text:p>
          </table:table-cell>
          <table:table-cell table:formula="of:=[.C14]/[.D14]" office:value-type="float" office:value="0.779754095913955" calcext:value-type="float">
            <text:p>0.7797540959</text:p>
          </table:table-cell>
          <table:table-cell table:formula="of:=RANK([.F14];[.$F$3:.$F$90])" office:value-type="float" office:value="57" calcext:value-type="float">
            <text:p>57</text:p>
          </table:table-cell>
          <table:table-cell office:value-type="float" office:value="1.2" calcext:value-type="float">
            <text:p>1.2</text:p>
          </table:table-cell>
          <table:table-cell table:formula="of:=[.J14]-[.J15]" office:value-type="float" office:value="5" calcext:value-type="float">
            <text:p>5</text:p>
          </table:table-cell>
          <table:table-cell table:formula="of:=COUNTIF([.$F$3:.$F$90];&quot;&gt;1.2&quot;)" office:value-type="float" office:value="34" calcext:value-type="float">
            <text:p>34</text:p>
          </table:table-cell>
          <table:table-cell table:formula="of:=SUM([.I14:.$I$3])/SUM([.$I$3:.$I$22])" office:value-type="float" office:value="0.670454545454545" calcext:value-type="float">
            <text:p>0.6704545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vertisers-consider-pausing-google-local-inventory-ads-268081</text:p>
          </table:table-cell>
          <table:table-cell office:value-type="float" office:value="17126.791884" calcext:value-type="float">
            <text:p>17126.791884</text:p>
          </table:table-cell>
          <table:table-cell office:value-type="float" office:value="16029.854134" calcext:value-type="float">
            <text:p>16029.854134</text:p>
          </table:table-cell>
          <table:table-cell office:value-type="float" office:value="1096.93775" calcext:value-type="float">
            <text:p>1096.93775</text:p>
          </table:table-cell>
          <table:table-cell table:formula="of:=[.C15]/[.D15]" office:value-type="float" office:value="1.06843092524924" calcext:value-type="float">
            <text:p>1.0684309252</text:p>
          </table:table-cell>
          <table:table-cell table:formula="of:=RANK([.F15];[.$F$3:.$F$90])" office:value-type="float" office:value="37" calcext:value-type="float">
            <text:p>37</text:p>
          </table:table-cell>
          <table:table-cell office:value-type="float" office:value="1.3" calcext:value-type="float">
            <text:p>1.3</text:p>
          </table:table-cell>
          <table:table-cell table:formula="of:=[.J15]-[.J16]" office:value-type="float" office:value="2" calcext:value-type="float">
            <text:p>2</text:p>
          </table:table-cell>
          <table:table-cell table:formula="of:=COUNTIF([.$F$3:.$F$90];&quot;&gt;1.3&quot;)" office:value-type="float" office:value="29" calcext:value-type="float">
            <text:p>29</text:p>
          </table:table-cell>
          <table:table-cell table:formula="of:=SUM([.I15:.$I$3])/SUM([.$I$3:.$I$22])" office:value-type="float" office:value="0.693181818181818" calcext:value-type="float">
            <text:p>0.6931818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are-6-top-content-management-systems-277117</text:p>
          </table:table-cell>
          <table:table-cell office:value-type="float" office:value="13337.177436" calcext:value-type="float">
            <text:p>13337.177436</text:p>
          </table:table-cell>
          <table:table-cell office:value-type="float" office:value="4887.587383" calcext:value-type="float">
            <text:p>4887.587383</text:p>
          </table:table-cell>
          <table:table-cell office:value-type="float" office:value="8449.590053" calcext:value-type="float">
            <text:p>8449.590053</text:p>
          </table:table-cell>
          <table:table-cell table:formula="of:=[.C16]/[.D16]" office:value-type="float" office:value="2.72878547039166" calcext:value-type="float">
            <text:p>2.7287854704</text:p>
          </table:table-cell>
          <table:table-cell table:formula="of:=RANK([.F16];[.$F$3:.$F$90])"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table:formula="of:=[.J16]-[.J17]" office:value-type="float" office:value="1" calcext:value-type="float">
            <text:p>1</text:p>
          </table:table-cell>
          <table:table-cell table:formula="of:=COUNTIF([.$F$3:.$F$90];&quot;&gt;1.4&quot;)" office:value-type="float" office:value="27" calcext:value-type="float">
            <text:p>27</text:p>
          </table:table-cell>
          <table:table-cell table:formula="of:=SUM([.I16:.$I$3])/SUM([.$I$3:.$I$22])" office:value-type="float" office:value="0.704545454545455" calcext:value-type="float">
            <text:p>0.70454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ilbert-baker-google-doodle-celebrates-lgbt-rights-activists-creator-iconic-rainbow-flag-276188</text:p>
          </table:table-cell>
          <table:table-cell office:value-type="float" office:value="16687.887602" calcext:value-type="float">
            <text:p>16687.887602</text:p>
          </table:table-cell>
          <table:table-cell office:value-type="float" office:value="13063.987152" calcext:value-type="float">
            <text:p>13063.987152</text:p>
          </table:table-cell>
          <table:table-cell office:value-type="float" office:value="3623.90045" calcext:value-type="float">
            <text:p>3623.90045</text:p>
          </table:table-cell>
          <table:table-cell table:formula="of:=[.C17]/[.D17]" office:value-type="float" office:value="1.27739620437741" calcext:value-type="float">
            <text:p>1.2773962044</text:p>
          </table:table-cell>
          <table:table-cell table:formula="of:=RANK([.F17];[.$F$3:.$F$90])"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table:formula="of:=[.J17]-[.J18]" office:value-type="float" office:value="3" calcext:value-type="float">
            <text:p>3</text:p>
          </table:table-cell>
          <table:table-cell table:formula="of:=COUNTIF([.$F$3:.$F$90];&quot;&gt;1.5&quot;)" office:value-type="float" office:value="26" calcext:value-type="float">
            <text:p>26</text:p>
          </table:table-cell>
          <table:table-cell table:formula="of:=SUM([.I17:.$I$3])/SUM([.$I$3:.$I$22])" office:value-type="float" office:value="0.738636363636364" calcext:value-type="float">
            <text:p>0.73863636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d-scientist-successful-local-seo-273241</text:p>
          </table:table-cell>
          <table:table-cell office:value-type="float" office:value="4081.189211" calcext:value-type="float">
            <text:p>4081.189211</text:p>
          </table:table-cell>
          <table:table-cell office:value-type="float" office:value="7828.210313" calcext:value-type="float">
            <text:p>7828.210313</text:p>
          </table:table-cell>
          <table:table-cell office:value-type="float" office:value="-3747.021102" calcext:value-type="float">
            <text:p>-3747.021102</text:p>
          </table:table-cell>
          <table:table-cell table:formula="of:=[.C18]/[.D18]" office:value-type="float" office:value="0.521343838223474" calcext:value-type="float">
            <text:p>0.5213438382</text:p>
          </table:table-cell>
          <table:table-cell table:formula="of:=RANK([.F18];[.$F$3:.$F$90])" office:value-type="float" office:value="69" calcext:value-type="float">
            <text:p>69</text:p>
          </table:table-cell>
          <table:table-cell office:value-type="float" office:value="1.6" calcext:value-type="float">
            <text:p>1.6</text:p>
          </table:table-cell>
          <table:table-cell table:formula="of:=[.J18]-[.J19]" office:value-type="float" office:value="1" calcext:value-type="float">
            <text:p>1</text:p>
          </table:table-cell>
          <table:table-cell table:formula="of:=COUNTIF([.$F$3:.$F$90];&quot;&gt;1.6&quot;)" office:value-type="float" office:value="23" calcext:value-type="float">
            <text:p>23</text:p>
          </table:table-cell>
          <table:table-cell table:formula="of:=SUM([.I18:.$I$3])/SUM([.$I$3:.$I$22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aha-hadid-google-doodle-honors-first-woman-win-pritzker-architecture-prize-276027</text:p>
          </table:table-cell>
          <table:table-cell office:value-type="float" office:value="6456.003795" calcext:value-type="float">
            <text:p>6456.003795</text:p>
          </table:table-cell>
          <table:table-cell office:value-type="float" office:value="8044.699951" calcext:value-type="float">
            <text:p>8044.699951</text:p>
          </table:table-cell>
          <table:table-cell office:value-type="float" office:value="-1588.696156" calcext:value-type="float">
            <text:p>-1588.696156</text:p>
          </table:table-cell>
          <table:table-cell table:formula="of:=[.C19]/[.D19]" office:value-type="float" office:value="0.802516418800366" calcext:value-type="float">
            <text:p>0.8025164188</text:p>
          </table:table-cell>
          <table:table-cell table:formula="of:=RANK([.F19];[.$F$3:.$F$90])" office:value-type="float" office:value="52" calcext:value-type="float">
            <text:p>52</text:p>
          </table:table-cell>
          <table:table-cell office:value-type="float" office:value="1.7" calcext:value-type="float">
            <text:p>1.7</text:p>
          </table:table-cell>
          <table:table-cell table:formula="of:=[.J19]-[.J20]" office:value-type="float" office:value="1" calcext:value-type="float">
            <text:p>1</text:p>
          </table:table-cell>
          <table:table-cell table:formula="of:=COUNTIF([.$F$3:.$F$90];&quot;&gt;1.7&quot;)" office:value-type="float" office:value="22" calcext:value-type="float">
            <text:p>22</text:p>
          </table:table-cell>
          <table:table-cell table:formula="of:=SUM([.I19:.$I$3])/SUM([.$I$3:.$I$22])" office:value-type="float" office:value="0.761363636363636" calcext:value-type="float">
            <text:p>0.761363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ogle-shutter-trusted-stores-program-favor-new-reviews-program-270583</text:p>
          </table:table-cell>
          <table:table-cell office:value-type="float" office:value="13914.737301" calcext:value-type="float">
            <text:p>13914.737301</text:p>
          </table:table-cell>
          <table:table-cell office:value-type="float" office:value="8004.07877" calcext:value-type="float">
            <text:p>8004.07877</text:p>
          </table:table-cell>
          <table:table-cell office:value-type="float" office:value="5910.658531" calcext:value-type="float">
            <text:p>5910.658531</text:p>
          </table:table-cell>
          <table:table-cell table:formula="of:=[.C20]/[.D20]" office:value-type="float" office:value="1.73845581744568" calcext:value-type="float">
            <text:p>1.7384558174</text:p>
          </table:table-cell>
          <table:table-cell table:formula="of:=RANK([.F20];[.$F$3:.$F$90])"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table:formula="of:=[.J20]-[.J21]" office:value-type="float" office:value="3" calcext:value-type="float">
            <text:p>3</text:p>
          </table:table-cell>
          <table:table-cell table:formula="of:=COUNTIF([.$F$3:.$F$90];&quot;&gt;1.8&quot;)" office:value-type="float" office:value="21" calcext:value-type="float">
            <text:p>21</text:p>
          </table:table-cell>
          <table:table-cell table:formula="of:=SUM([.I20:.$I$3])/SUM([.$I$3:.$I$22])" office:value-type="float" office:value="0.795454545454545" calcext:value-type="float">
            <text:p>0.79545454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ear-review-search-engine-lands-top-10-columns-2016-264747</text:p>
          </table:table-cell>
          <table:table-cell office:value-type="float" office:value="2517.282449" calcext:value-type="float">
            <text:p>2517.282449</text:p>
          </table:table-cell>
          <table:table-cell office:value-type="float" office:value="14411.006576" calcext:value-type="float">
            <text:p>14411.006576</text:p>
          </table:table-cell>
          <table:table-cell office:value-type="float" office:value="-11893.724127" calcext:value-type="float">
            <text:p>-11893.724127</text:p>
          </table:table-cell>
          <table:table-cell table:formula="of:=[.C21]/[.D21]" office:value-type="float" office:value="0.17467776700569" calcext:value-type="float">
            <text:p>0.174677767</text:p>
          </table:table-cell>
          <table:table-cell table:formula="of:=RANK([.F21];[.$F$3:.$F$90])" office:value-type="float" office:value="88" calcext:value-type="float">
            <text:p>88</text:p>
          </table:table-cell>
          <table:table-cell office:value-type="float" office:value="1.9" calcext:value-type="float">
            <text:p>1.9</text:p>
          </table:table-cell>
          <table:table-cell table:formula="of:=[.J21]-[.J22]" office:value-type="float" office:value="0" calcext:value-type="float">
            <text:p>0</text:p>
          </table:table-cell>
          <table:table-cell table:formula="of:=COUNTIF([.$F$3:.$F$90];&quot;&gt;1.9&quot;)" office:value-type="float" office:value="18" calcext:value-type="float">
            <text:p>18</text:p>
          </table:table-cell>
          <table:table-cell table:formula="of:=SUM([.I21:.$I$3])/SUM([.$I$3:.$I$22])" office:value-type="float" office:value="0.795454545454545" calcext:value-type="float">
            <text:p>0.79545454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idu-becomes-googles-biggest-ally-mobile-page-speed-271275</text:p>
          </table:table-cell>
          <table:table-cell office:value-type="float" office:value="11815.575849" calcext:value-type="float">
            <text:p>11815.575849</text:p>
          </table:table-cell>
          <table:table-cell office:value-type="float" office:value="17890.252397" calcext:value-type="float">
            <text:p>17890.252397</text:p>
          </table:table-cell>
          <table:table-cell office:value-type="float" office:value="-6074.676548" calcext:value-type="float">
            <text:p>-6074.676548</text:p>
          </table:table-cell>
          <table:table-cell table:formula="of:=[.C22]/[.D22]" office:value-type="float" office:value="0.66044768887561" calcext:value-type="float">
            <text:p>0.6604476889</text:p>
          </table:table-cell>
          <table:table-cell table:formula="of:=RANK([.F22];[.$F$3:.$F$90])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J22]-[.J23]" office:value-type="float" office:value="18" calcext:value-type="float">
            <text:p>18</text:p>
          </table:table-cell>
          <table:table-cell table:formula="of:=COUNTIF([.$F$3:.$F$90];&quot;&gt;2.0&quot;)" office:value-type="float" office:value="18" calcext:value-type="float">
            <text:p>18</text:p>
          </table:table-cell>
          <table:table-cell table:formula="of:=SUM([.I22:.$I$3])/SUM([.$I$3:.$I$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-https-seos-guide-securing-website-246940</text:p>
          </table:table-cell>
          <table:table-cell office:value-type="float" office:value="5484.922471" calcext:value-type="float">
            <text:p>5484.922471</text:p>
          </table:table-cell>
          <table:table-cell office:value-type="float" office:value="11689.738248" calcext:value-type="float">
            <text:p>11689.738248</text:p>
          </table:table-cell>
          <table:table-cell office:value-type="float" office:value="-6204.815777" calcext:value-type="float">
            <text:p>-6204.815777</text:p>
          </table:table-cell>
          <table:table-cell table:formula="of:=[.C23]/[.D23]" office:value-type="float" office:value="0.469208322259775" calcext:value-type="float">
            <text:p>0.4692083223</text:p>
          </table:table-cell>
          <table:table-cell table:formula="of:=RANK([.F23];[.$F$3:.$F$90])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tch-retail-space-2017-retail-prediction-272463</text:p>
          </table:table-cell>
          <table:table-cell office:value-type="float" office:value="8092.172944" calcext:value-type="float">
            <text:p>8092.172944</text:p>
          </table:table-cell>
          <table:table-cell office:value-type="float" office:value="15077.088279" calcext:value-type="float">
            <text:p>15077.088279</text:p>
          </table:table-cell>
          <table:table-cell office:value-type="float" office:value="-6984.915335" calcext:value-type="float">
            <text:p>-6984.915335</text:p>
          </table:table-cell>
          <table:table-cell table:formula="of:=[.C24]/[.D24]" office:value-type="float" office:value="0.53671987549951" calcext:value-type="float">
            <text:p>0.5367198755</text:p>
          </table:table-cell>
          <table:table-cell table:formula="of:=RANK([.F24];[.$F$3:.$F$90]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ogle-introduces-candidate-cards-for-presidential-election-season-241026</text:p>
          </table:table-cell>
          <table:table-cell office:value-type="float" office:value="9958.274241" calcext:value-type="float">
            <text:p>9958.274241</text:p>
          </table:table-cell>
          <table:table-cell office:value-type="float" office:value="4255.372823" calcext:value-type="float">
            <text:p>4255.372823</text:p>
          </table:table-cell>
          <table:table-cell office:value-type="float" office:value="5702.901418" calcext:value-type="float">
            <text:p>5702.901418</text:p>
          </table:table-cell>
          <table:table-cell table:formula="of:=[.C25]/[.D25]" office:value-type="float" office:value="2.34016492918698" calcext:value-type="float">
            <text:p>2.3401649292</text:p>
          </table:table-cell>
          <table:table-cell table:formula="of:=RANK([.F25];[.$F$3:.$F$90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tikythera-mechanism-google-doodle-honors-ancient-astronomical-tool-275178</text:p>
          </table:table-cell>
          <table:table-cell office:value-type="float" office:value="17506.225237" calcext:value-type="float">
            <text:p>17506.225237</text:p>
          </table:table-cell>
          <table:table-cell office:value-type="float" office:value="13999.841476" calcext:value-type="float">
            <text:p>13999.841476</text:p>
          </table:table-cell>
          <table:table-cell office:value-type="float" office:value="3506.383761" calcext:value-type="float">
            <text:p>3506.383761</text:p>
          </table:table-cell>
          <table:table-cell table:formula="of:=[.C26]/[.D26]" office:value-type="float" office:value="1.25045881890956" calcext:value-type="float">
            <text:p>1.2504588189</text:p>
          </table:table-cell>
          <table:table-cell table:formula="of:=RANK([.F26];[.$F$3:.$F$90])" office:value-type="float" office:value="33" calcext:value-type="float">
            <text:p>33</text:p>
          </table:table-cell>
          <table:table-cell/>
          <table:table-cell office:value-type="string" calcext:value-type="string">
            <text:p>MIN</text:p>
          </table:table-cell>
          <table:table-cell table:formula="of:=MIN([.F3:.F90])" office:value-type="float" office:value="0.17467776700569" calcext:value-type="float">
            <text:p>0.17467776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-reasons-websites-still-matter-local-search-2017-275080</text:p>
          </table:table-cell>
          <table:table-cell office:value-type="float" office:value="14654.688349" calcext:value-type="float">
            <text:p>14654.688349</text:p>
          </table:table-cell>
          <table:table-cell office:value-type="float" office:value="18794.832722" calcext:value-type="float">
            <text:p>18794.832722</text:p>
          </table:table-cell>
          <table:table-cell office:value-type="float" office:value="-4140.144373" calcext:value-type="float">
            <text:p>-4140.144373</text:p>
          </table:table-cell>
          <table:table-cell table:formula="of:=[.C27]/[.D27]" office:value-type="float" office:value="0.779719009249078" calcext:value-type="float">
            <text:p>0.7797190092</text:p>
          </table:table-cell>
          <table:table-cell table:formula="of:=RANK([.F27];[.$F$3:.$F$90])" office:value-type="float" office:value="58" calcext:value-type="float">
            <text:p>58</text:p>
          </table:table-cell>
          <table:table-cell/>
          <table:table-cell office:value-type="string" calcext:value-type="string">
            <text:p>MAX</text:p>
          </table:table-cell>
          <table:table-cell table:formula="of:=MAX([.F3:.F90])" office:value-type="float" office:value="5.42763716983206" calcext:value-type="float">
            <text:p>5.427637169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cal-seo-much-tools-266439</text:p>
          </table:table-cell>
          <table:table-cell office:value-type="float" office:value="9802.951289" calcext:value-type="float">
            <text:p>9802.951289</text:p>
          </table:table-cell>
          <table:table-cell office:value-type="float" office:value="11086.400564" calcext:value-type="float">
            <text:p>11086.400564</text:p>
          </table:table-cell>
          <table:table-cell office:value-type="float" office:value="-1283.449275" calcext:value-type="float">
            <text:p>-1283.449275</text:p>
          </table:table-cell>
          <table:table-cell table:formula="of:=[.C28]/[.D28]" office:value-type="float" office:value="0.884232103324171" calcext:value-type="float">
            <text:p>0.8842321033</text:p>
          </table:table-cell>
          <table:table-cell table:formula="of:=RANK([.F28];[.$F$3:.$F$90])" office:value-type="float" office:value="46" calcext:value-type="float">
            <text:p>46</text:p>
          </table:table-cell>
          <table:table-cell/>
          <table:table-cell office:value-type="string" calcext:value-type="string">
            <text:p>AVERAGE</text:p>
          </table:table-cell>
          <table:table-cell table:formula="of:=AVERAGE([.F3:.F90])" office:value-type="float" office:value="1.31049264206116" calcext:value-type="float">
            <text:p>1.310492642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at-local-top-10-local-search-columns-2016-264767</text:p>
          </table:table-cell>
          <table:table-cell office:value-type="float" office:value="15657.089491" calcext:value-type="float">
            <text:p>15657.089491</text:p>
          </table:table-cell>
          <table:table-cell office:value-type="float" office:value="11942.699045" calcext:value-type="float">
            <text:p>11942.699045</text:p>
          </table:table-cell>
          <table:table-cell office:value-type="float" office:value="3714.390446" calcext:value-type="float">
            <text:p>3714.390446</text:p>
          </table:table-cell>
          <table:table-cell table:formula="of:=[.C29]/[.D29]" office:value-type="float" office:value="1.31101767129894" calcext:value-type="float">
            <text:p>1.3110176713</text:p>
          </table:table-cell>
          <table:table-cell table:formula="of:=RANK([.F29];[.$F$3:.$F$90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-big-changes-search-20-years-covering-246421</text:p>
          </table:table-cell>
          <table:table-cell office:value-type="float" office:value="13508.808596" calcext:value-type="float">
            <text:p>13508.808596</text:p>
          </table:table-cell>
          <table:table-cell office:value-type="float" office:value="3386.35287" calcext:value-type="float">
            <text:p>3386.35287</text:p>
          </table:table-cell>
          <table:table-cell office:value-type="float" office:value="10122.455726" calcext:value-type="float">
            <text:p>10122.455726</text:p>
          </table:table-cell>
          <table:table-cell table:formula="of:=[.C30]/[.D30]" office:value-type="float" office:value="3.98919106029254" calcext:value-type="float">
            <text:p>3.9891910603</text:p>
          </table:table-cell>
          <table:table-cell table:formula="of:=RANK([.F30];[.$F$3:.$F$9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ogle-assistant-guide-270312</text:p>
          </table:table-cell>
          <table:table-cell office:value-type="float" office:value="10170.420444" calcext:value-type="float">
            <text:p>10170.420444</text:p>
          </table:table-cell>
          <table:table-cell office:value-type="float" office:value="13155.624644" calcext:value-type="float">
            <text:p>13155.624644</text:p>
          </table:table-cell>
          <table:table-cell office:value-type="float" office:value="-2985.2042" calcext:value-type="float">
            <text:p>-2985.2042</text:p>
          </table:table-cell>
          <table:table-cell table:formula="of:=[.C31]/[.D31]" office:value-type="float" office:value="0.773085331880346" calcext:value-type="float">
            <text:p>0.7730853319</text:p>
          </table:table-cell>
          <table:table-cell table:formula="of:=RANK([.F31];[.$F$3:.$F$90]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rly-performance-results-googles-update-close-variants-277214</text:p>
          </table:table-cell>
          <table:table-cell office:value-type="float" office:value="10382.898684" calcext:value-type="float">
            <text:p>10382.898684</text:p>
          </table:table-cell>
          <table:table-cell office:value-type="float" office:value="10458.429924" calcext:value-type="float">
            <text:p>10458.429924</text:p>
          </table:table-cell>
          <table:table-cell office:value-type="float" office:value="-75.5312400000003" calcext:value-type="float">
            <text:p>-75.53124</text:p>
          </table:table-cell>
          <table:table-cell table:formula="of:=[.C32]/[.D32]" office:value-type="float" office:value="0.992777956103461" calcext:value-type="float">
            <text:p>0.9927779561</text:p>
          </table:table-cell>
          <table:table-cell table:formula="of:=RANK([.F32];[.$F$3:.$F$90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-changes-facebook-make-real-local-search-player-276964</text:p>
          </table:table-cell>
          <table:table-cell office:value-type="float" office:value="13690.177366" calcext:value-type="float">
            <text:p>13690.177366</text:p>
          </table:table-cell>
          <table:table-cell office:value-type="float" office:value="10853.453626" calcext:value-type="float">
            <text:p>10853.453626</text:p>
          </table:table-cell>
          <table:table-cell office:value-type="float" office:value="2836.72374" calcext:value-type="float">
            <text:p>2836.72374</text:p>
          </table:table-cell>
          <table:table-cell table:formula="of:=[.C33]/[.D33]" office:value-type="float" office:value="1.26136599811921" calcext:value-type="float">
            <text:p>1.2613659981</text:p>
          </table:table-cell>
          <table:table-cell table:formula="of:=RANK([.F33];[.$F$3:.$F$90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ed-get-google-business-support-use-twitter-270041</text:p>
          </table:table-cell>
          <table:table-cell office:value-type="float" office:value="18660.321005" calcext:value-type="float">
            <text:p>18660.321005</text:p>
          </table:table-cell>
          <table:table-cell office:value-type="float" office:value="14367.988664" calcext:value-type="float">
            <text:p>14367.988664</text:p>
          </table:table-cell>
          <table:table-cell office:value-type="float" office:value="4292.332341" calcext:value-type="float">
            <text:p>4292.332341</text:p>
          </table:table-cell>
          <table:table-cell table:formula="of:=[.C34]/[.D34]" office:value-type="float" office:value="1.29874274273022" calcext:value-type="float">
            <text:p>1.2987427427</text:p>
          </table:table-cell>
          <table:table-cell table:formula="of:=RANK([.F34];[.$F$3:.$F$90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nk-builders-really-want-know-277021</text:p>
          </table:table-cell>
          <table:table-cell office:value-type="float" office:value="9083.496289" calcext:value-type="float">
            <text:p>9083.496289</text:p>
          </table:table-cell>
          <table:table-cell office:value-type="float" office:value="11322.786947" calcext:value-type="float">
            <text:p>11322.786947</text:p>
          </table:table-cell>
          <table:table-cell office:value-type="float" office:value="-2239.290658" calcext:value-type="float">
            <text:p>-2239.290658</text:p>
          </table:table-cell>
          <table:table-cell table:formula="of:=[.C35]/[.D35]" office:value-type="float" office:value="0.802231494023359" calcext:value-type="float">
            <text:p>0.802231494</text:p>
          </table:table-cell>
          <table:table-cell table:formula="of:=RANK([.F35];[.$F$3:.$F$90]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e-google-showing-even-shopping-ads-desktop-season-262896</text:p>
          </table:table-cell>
          <table:table-cell office:value-type="float" office:value="6908.433509" calcext:value-type="float">
            <text:p>6908.433509</text:p>
          </table:table-cell>
          <table:table-cell office:value-type="float" office:value="15729.913666" calcext:value-type="float">
            <text:p>15729.913666</text:p>
          </table:table-cell>
          <table:table-cell office:value-type="float" office:value="-8821.480157" calcext:value-type="float">
            <text:p>-8821.480157</text:p>
          </table:table-cell>
          <table:table-cell table:formula="of:=[.C36]/[.D36]" office:value-type="float" office:value="0.43919080903365" calcext:value-type="float">
            <text:p>0.439190809</text:p>
          </table:table-cell>
          <table:table-cell table:formula="of:=RANK([.F36];[.$F$3:.$F$90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oogle-begins-experimenting-mobile-first-index-hopes-expand-upcoming-months-262527</text:p>
          </table:table-cell>
          <table:table-cell office:value-type="float" office:value="4304.466889" calcext:value-type="float">
            <text:p>4304.466889</text:p>
          </table:table-cell>
          <table:table-cell office:value-type="float" office:value="19210.246778" calcext:value-type="float">
            <text:p>19210.246778</text:p>
          </table:table-cell>
          <table:table-cell office:value-type="float" office:value="-14905.779889" calcext:value-type="float">
            <text:p>-14905.779889</text:p>
          </table:table-cell>
          <table:table-cell table:formula="of:=[.C37]/[.D37]" office:value-type="float" office:value="0.224071399953569" calcext:value-type="float">
            <text:p>0.2240714</text:p>
          </table:table-cell>
          <table:table-cell table:formula="of:=RANK([.F37];[.$F$3:.$F$90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ttend-smx-advanced-seo-sem-tactics-work-rates-increase-next-week-272110</text:p>
          </table:table-cell>
          <table:table-cell office:value-type="float" office:value="8312.636325" calcext:value-type="float">
            <text:p>8312.636325</text:p>
          </table:table-cell>
          <table:table-cell office:value-type="float" office:value="12810.507127" calcext:value-type="float">
            <text:p>12810.507127</text:p>
          </table:table-cell>
          <table:table-cell office:value-type="float" office:value="-4497.870802" calcext:value-type="float">
            <text:p>-4497.870802</text:p>
          </table:table-cell>
          <table:table-cell table:formula="of:=[.C38]/[.D38]" office:value-type="float" office:value="0.648892057323782" calcext:value-type="float">
            <text:p>0.6488920573</text:p>
          </table:table-cell>
          <table:table-cell table:formula="of:=RANK([.F38];[.$F$3:.$F$90]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archcap-google-posts-live-google-purges-medical-records-search-pics-277780</text:p>
          </table:table-cell>
          <table:table-cell office:value-type="float" office:value="14909.2723" calcext:value-type="float">
            <text:p>14909.2723</text:p>
          </table:table-cell>
          <table:table-cell office:value-type="float" office:value="18840.764837" calcext:value-type="float">
            <text:p>18840.764837</text:p>
          </table:table-cell>
          <table:table-cell office:value-type="float" office:value="-3931.492537" calcext:value-type="float">
            <text:p>-3931.492537</text:p>
          </table:table-cell>
          <table:table-cell table:formula="of:=[.C39]/[.D39]" office:value-type="float" office:value="0.791330523414887" calcext:value-type="float">
            <text:p>0.7913305234</text:p>
          </table:table-cell>
          <table:table-cell table:formula="of:=RANK([.F39];[.$F$3:.$F$90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ogle-announces-assistant-app-discovery-channels-broad-ranking-factors-275360</text:p>
          </table:table-cell>
          <table:table-cell office:value-type="float" office:value="4474.000158" calcext:value-type="float">
            <text:p>4474.000158</text:p>
          </table:table-cell>
          <table:table-cell office:value-type="float" office:value="7147.143033" calcext:value-type="float">
            <text:p>7147.143033</text:p>
          </table:table-cell>
          <table:table-cell office:value-type="float" office:value="-2673.142875" calcext:value-type="float">
            <text:p>-2673.142875</text:p>
          </table:table-cell>
          <table:table-cell table:formula="of:=[.C40]/[.D40]" office:value-type="float" office:value="0.625984416058628" calcext:value-type="float">
            <text:p>0.6259844161</text:p>
          </table:table-cell>
          <table:table-cell table:formula="of:=RANK([.F40];[.$F$3:.$F$90]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ac-buying-angies-list-will-combine-homeadvisor-new-public-company-274233</text:p>
          </table:table-cell>
          <table:table-cell office:value-type="float" office:value="18027.78562" calcext:value-type="float">
            <text:p>18027.78562</text:p>
          </table:table-cell>
          <table:table-cell office:value-type="float" office:value="7959.632287" calcext:value-type="float">
            <text:p>7959.632287</text:p>
          </table:table-cell>
          <table:table-cell office:value-type="float" office:value="10068.153333" calcext:value-type="float">
            <text:p>10068.153333</text:p>
          </table:table-cell>
          <table:table-cell table:formula="of:=[.C41]/[.D41]" office:value-type="float" office:value="2.26490181580922" calcext:value-type="float">
            <text:p>2.2649018158</text:p>
          </table:table-cell>
          <table:table-cell table:formula="of:=RANK([.F41];[.$F$3:.$F$90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rget-unique-content-try-actually-local-260294</text:p>
          </table:table-cell>
          <table:table-cell office:value-type="float" office:value="15821.63378" calcext:value-type="float">
            <text:p>15821.63378</text:p>
          </table:table-cell>
          <table:table-cell office:value-type="float" office:value="4756.728323" calcext:value-type="float">
            <text:p>4756.728323</text:p>
          </table:table-cell>
          <table:table-cell office:value-type="float" office:value="11064.905457" calcext:value-type="float">
            <text:p>11064.905457</text:p>
          </table:table-cell>
          <table:table-cell table:formula="of:=[.C42]/[.D42]" office:value-type="float" office:value="3.32615880194342" calcext:value-type="float">
            <text:p>3.3261588019</text:p>
          </table:table-cell>
          <table:table-cell table:formula="of:=RANK([.F42];[.$F$3:.$F$90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ell-played-google-advertisers-finally-get-device-bidding-controls-249644</text:p>
          </table:table-cell>
          <table:table-cell office:value-type="float" office:value="10508.865463" calcext:value-type="float">
            <text:p>10508.865463</text:p>
          </table:table-cell>
          <table:table-cell office:value-type="float" office:value="13106.717933" calcext:value-type="float">
            <text:p>13106.717933</text:p>
          </table:table-cell>
          <table:table-cell office:value-type="float" office:value="-2597.85247" calcext:value-type="float">
            <text:p>-2597.85247</text:p>
          </table:table-cell>
          <table:table-cell table:formula="of:=[.C43]/[.D43]" office:value-type="float" office:value="0.80179229588369" calcext:value-type="float">
            <text:p>0.8017922959</text:p>
          </table:table-cell>
          <table:table-cell table:formula="of:=RANK([.F43];[.$F$3:.$F$90])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ird-door-media-expands-martech-coverage-with-newest-editorial-hire-234848</text:p>
          </table:table-cell>
          <table:table-cell office:value-type="float" office:value="18527.518999" calcext:value-type="float">
            <text:p>18527.518999</text:p>
          </table:table-cell>
          <table:table-cell office:value-type="float" office:value="12494.775089" calcext:value-type="float">
            <text:p>12494.775089</text:p>
          </table:table-cell>
          <table:table-cell office:value-type="float" office:value="6032.74391" calcext:value-type="float">
            <text:p>6032.74391</text:p>
          </table:table-cell>
          <table:table-cell table:formula="of:=[.C44]/[.D44]" office:value-type="float" office:value="1.4828213286777" calcext:value-type="float">
            <text:p>1.4828213287</text:p>
          </table:table-cell>
          <table:table-cell table:formula="of:=RANK([.F44];[.$F$3:.$F$90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ng-adds-trails-near-search-feature-find-perfect-hike-summer-275087</text:p>
          </table:table-cell>
          <table:table-cell office:value-type="float" office:value="13593.877388" calcext:value-type="float">
            <text:p>13593.877388</text:p>
          </table:table-cell>
          <table:table-cell office:value-type="float" office:value="12308.524972" calcext:value-type="float">
            <text:p>12308.524972</text:p>
          </table:table-cell>
          <table:table-cell office:value-type="float" office:value="1285.352416" calcext:value-type="float">
            <text:p>1285.352416</text:p>
          </table:table-cell>
          <table:table-cell table:formula="of:=[.C45]/[.D45]" office:value-type="float" office:value="1.10442781884295" calcext:value-type="float">
            <text:p>1.1044278188</text:p>
          </table:table-cell>
          <table:table-cell table:formula="of:=RANK([.F45];[.$F$3:.$F$90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mx-west-just-days-away-reserve-seat-now-271166</text:p>
          </table:table-cell>
          <table:table-cell office:value-type="float" office:value="6363.661285" calcext:value-type="float">
            <text:p>6363.661285</text:p>
          </table:table-cell>
          <table:table-cell office:value-type="float" office:value="8789.040568" calcext:value-type="float">
            <text:p>8789.040568</text:p>
          </table:table-cell>
          <table:table-cell office:value-type="float" office:value="-2425.379283" calcext:value-type="float">
            <text:p>-2425.379283</text:p>
          </table:table-cell>
          <table:table-cell table:formula="of:=[.C46]/[.D46]" office:value-type="float" office:value="0.724045046301122" calcext:value-type="float">
            <text:p>0.7240450463</text:p>
          </table:table-cell>
          <table:table-cell table:formula="of:=RANK([.F46];[.$F$3:.$F$90]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oogle-logo-goes-green-promote-companys-first-official-environmental-report-276319</text:p>
          </table:table-cell>
          <table:table-cell office:value-type="float" office:value="6327.540274" calcext:value-type="float">
            <text:p>6327.540274</text:p>
          </table:table-cell>
          <table:table-cell office:value-type="float" office:value="8533.261377" calcext:value-type="float">
            <text:p>8533.261377</text:p>
          </table:table-cell>
          <table:table-cell office:value-type="float" office:value="-2205.721103" calcext:value-type="float">
            <text:p>-2205.721103</text:p>
          </table:table-cell>
          <table:table-cell table:formula="of:=[.C47]/[.D47]" office:value-type="float" office:value="0.741514878596692" calcext:value-type="float">
            <text:p>0.7415148786</text:p>
          </table:table-cell>
          <table:table-cell table:formula="of:=RANK([.F47];[.$F$3:.$F$90])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nterprise-call-analytics-platforms-marketers-guide-updated-2017-274711</text:p>
          </table:table-cell>
          <table:table-cell office:value-type="float" office:value="5364.95544" calcext:value-type="float">
            <text:p>5364.95544</text:p>
          </table:table-cell>
          <table:table-cell office:value-type="float" office:value="17324.342609" calcext:value-type="float">
            <text:p>17324.342609</text:p>
          </table:table-cell>
          <table:table-cell office:value-type="float" office:value="-11959.387169" calcext:value-type="float">
            <text:p>-11959.387169</text:p>
          </table:table-cell>
          <table:table-cell table:formula="of:=[.C48]/[.D48]" office:value-type="float" office:value="0.309677288257559" calcext:value-type="float">
            <text:p>0.3096772883</text:p>
          </table:table-cell>
          <table:table-cell table:formula="of:=RANK([.F48];[.$F$3:.$F$90])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words-2017-roadmap-loaded-artificial-intelligence-276303</text:p>
          </table:table-cell>
          <table:table-cell office:value-type="float" office:value="5406.154137" calcext:value-type="float">
            <text:p>5406.154137</text:p>
          </table:table-cell>
          <table:table-cell office:value-type="float" office:value="9541.215429" calcext:value-type="float">
            <text:p>9541.215429</text:p>
          </table:table-cell>
          <table:table-cell office:value-type="float" office:value="-4135.061292" calcext:value-type="float">
            <text:p>-4135.061292</text:p>
          </table:table-cell>
          <table:table-cell table:formula="of:=[.C49]/[.D49]" office:value-type="float" office:value="0.566610635429978" calcext:value-type="float">
            <text:p>0.5666106354</text:p>
          </table:table-cell>
          <table:table-cell table:formula="of:=RANK([.F49];[.$F$3:.$F$90])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ue-marketing-automation-predicting-customers-next-move-not-reacting-moment-267817</text:p>
          </table:table-cell>
          <table:table-cell office:value-type="float" office:value="14533.626097" calcext:value-type="float">
            <text:p>14533.626097</text:p>
          </table:table-cell>
          <table:table-cell office:value-type="float" office:value="9324.636819" calcext:value-type="float">
            <text:p>9324.636819</text:p>
          </table:table-cell>
          <table:table-cell office:value-type="float" office:value="5208.989278" calcext:value-type="float">
            <text:p>5208.989278</text:p>
          </table:table-cell>
          <table:table-cell table:formula="of:=[.C50]/[.D50]" office:value-type="float" office:value="1.55862650515097" calcext:value-type="float">
            <text:p>1.5586265052</text:p>
          </table:table-cell>
          <table:table-cell table:formula="of:=RANK([.F50];[.$F$3:.$F$90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o-vs-ppc-pros-cons-integrated-approach-274643</text:p>
          </table:table-cell>
          <table:table-cell office:value-type="float" office:value="6116.096621" calcext:value-type="float">
            <text:p>6116.096621</text:p>
          </table:table-cell>
          <table:table-cell office:value-type="float" office:value="6027.752405" calcext:value-type="float">
            <text:p>6027.752405</text:p>
          </table:table-cell>
          <table:table-cell office:value-type="float" office:value="88.3442159999995" calcext:value-type="float">
            <text:p>88.344216</text:p>
          </table:table-cell>
          <table:table-cell table:formula="of:=[.C51]/[.D51]" office:value-type="float" office:value="1.0146562449922" calcext:value-type="float">
            <text:p>1.014656245</text:p>
          </table:table-cell>
          <table:table-cell table:formula="of:=RANK([.F51];[.$F$3:.$F$90]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ptimize-content-seos-writers-274956</text:p>
          </table:table-cell>
          <table:table-cell office:value-type="float" office:value="3991.695762" calcext:value-type="float">
            <text:p>3991.695762</text:p>
          </table:table-cell>
          <table:table-cell office:value-type="float" office:value="9283.426382" calcext:value-type="float">
            <text:p>9283.426382</text:p>
          </table:table-cell>
          <table:table-cell office:value-type="float" office:value="-5291.73062" calcext:value-type="float">
            <text:p>-5291.73062</text:p>
          </table:table-cell>
          <table:table-cell table:formula="of:=[.C52]/[.D52]" office:value-type="float" office:value="0.429980871043439" calcext:value-type="float">
            <text:p>0.429980871</text:p>
          </table:table-cell>
          <table:table-cell table:formula="of:=RANK([.F52];[.$F$3:.$F$90]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thers-day-2017-google-doodle-brings-back-cactus-family-mothers-day-277279</text:p>
          </table:table-cell>
          <table:table-cell office:value-type="float" office:value="16423.777583" calcext:value-type="float">
            <text:p>16423.777583</text:p>
          </table:table-cell>
          <table:table-cell office:value-type="float" office:value="7325.256789" calcext:value-type="float">
            <text:p>7325.256789</text:p>
          </table:table-cell>
          <table:table-cell office:value-type="float" office:value="9098.520794" calcext:value-type="float">
            <text:p>9098.520794</text:p>
          </table:table-cell>
          <table:table-cell table:formula="of:=[.C53]/[.D53]" office:value-type="float" office:value="2.2420753368896" calcext:value-type="float">
            <text:p>2.2420753369</text:p>
          </table:table-cell>
          <table:table-cell table:formula="of:=RANK([.F53];[.$F$3:.$F$90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oogle-publishes-best-practices-search-engine-friendly-progressive-web-apps-pwas-262871</text:p>
          </table:table-cell>
          <table:table-cell office:value-type="float" office:value="3526.587692" calcext:value-type="float">
            <text:p>3526.587692</text:p>
          </table:table-cell>
          <table:table-cell office:value-type="float" office:value="3940.951004" calcext:value-type="float">
            <text:p>3940.951004</text:p>
          </table:table-cell>
          <table:table-cell office:value-type="float" office:value="-414.363312" calcext:value-type="float">
            <text:p>-414.363312</text:p>
          </table:table-cell>
          <table:table-cell table:formula="of:=[.C54]/[.D54]" office:value-type="float" office:value="0.894857025225782" calcext:value-type="float">
            <text:p>0.8948570252</text:p>
          </table:table-cell>
          <table:table-cell table:formula="of:=RANK([.F54];[.$F$3:.$F$90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yet-another-study-shows-significant-drops-organic-clicks-featured-snippets-276927</text:p>
          </table:table-cell>
          <table:table-cell office:value-type="float" office:value="15037.737983" calcext:value-type="float">
            <text:p>15037.737983</text:p>
          </table:table-cell>
          <table:table-cell office:value-type="float" office:value="18425.833077" calcext:value-type="float">
            <text:p>18425.833077</text:p>
          </table:table-cell>
          <table:table-cell office:value-type="float" office:value="-3388.095094" calcext:value-type="float">
            <text:p>-3388.095094</text:p>
          </table:table-cell>
          <table:table-cell table:formula="of:=[.C55]/[.D55]" office:value-type="float" office:value="0.816122555770399" calcext:value-type="float">
            <text:p>0.8161225558</text:p>
          </table:table-cell>
          <table:table-cell table:formula="of:=RANK([.F55];[.$F$3:.$F$90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obe-bryant-teach-succeeding-adwords-247865</text:p>
          </table:table-cell>
          <table:table-cell office:value-type="float" office:value="5821.152815" calcext:value-type="float">
            <text:p>5821.152815</text:p>
          </table:table-cell>
          <table:table-cell office:value-type="float" office:value="3074.289837" calcext:value-type="float">
            <text:p>3074.289837</text:p>
          </table:table-cell>
          <table:table-cell office:value-type="float" office:value="2746.862978" calcext:value-type="float">
            <text:p>2746.862978</text:p>
          </table:table-cell>
          <table:table-cell table:formula="of:=[.C56]/[.D56]" office:value-type="float" office:value="1.89349512363496" calcext:value-type="float">
            <text:p>1.8934951236</text:p>
          </table:table-cell>
          <table:table-cell table:formula="of:=RANK([.F56];[.$F$3:.$F$90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urvey-43-percent-marketers-say-75-percent-content-not-consumed-277626</text:p>
          </table:table-cell>
          <table:table-cell office:value-type="float" office:value="18569.002986" calcext:value-type="float">
            <text:p>18569.002986</text:p>
          </table:table-cell>
          <table:table-cell office:value-type="float" office:value="11607.355732" calcext:value-type="float">
            <text:p>11607.355732</text:p>
          </table:table-cell>
          <table:table-cell office:value-type="float" office:value="6961.647254" calcext:value-type="float">
            <text:p>6961.647254</text:p>
          </table:table-cell>
          <table:table-cell table:formula="of:=[.C57]/[.D57]" office:value-type="float" office:value="1.59976168687651" calcext:value-type="float">
            <text:p>1.5997616869</text:p>
          </table:table-cell>
          <table:table-cell table:formula="of:=RANK([.F57];[.$F$3:.$F$90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yers-guide-content-marketing-tools-275035</text:p>
          </table:table-cell>
          <table:table-cell office:value-type="float" office:value="3435.724045" calcext:value-type="float">
            <text:p>3435.724045</text:p>
          </table:table-cell>
          <table:table-cell office:value-type="float" office:value="9413.036619" calcext:value-type="float">
            <text:p>9413.036619</text:p>
          </table:table-cell>
          <table:table-cell office:value-type="float" office:value="-5977.312574" calcext:value-type="float">
            <text:p>-5977.312574</text:p>
          </table:table-cell>
          <table:table-cell table:formula="of:=[.C58]/[.D58]" office:value-type="float" office:value="0.364996353893394" calcext:value-type="float">
            <text:p>0.3649963539</text:p>
          </table:table-cell>
          <table:table-cell table:formula="of:=RANK([.F58];[.$F$3:.$F$90])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oogle-attribution-search-marketers-need-know-275751</text:p>
          </table:table-cell>
          <table:table-cell office:value-type="float" office:value="16597.624653" calcext:value-type="float">
            <text:p>16597.624653</text:p>
          </table:table-cell>
          <table:table-cell office:value-type="float" office:value="10944.430731" calcext:value-type="float">
            <text:p>10944.430731</text:p>
          </table:table-cell>
          <table:table-cell office:value-type="float" office:value="5653.193922" calcext:value-type="float">
            <text:p>5653.193922</text:p>
          </table:table-cell>
          <table:table-cell table:formula="of:=[.C59]/[.D59]" office:value-type="float" office:value="1.51653613248128" calcext:value-type="float">
            <text:p>1.5165361325</text:p>
          </table:table-cell>
          <table:table-cell table:formula="of:=RANK([.F59];[.$F$3:.$F$90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eo-shops-12-tips-xmas-234353</text:p>
          </table:table-cell>
          <table:table-cell office:value-type="float" office:value="6493.193466" calcext:value-type="float">
            <text:p>6493.193466</text:p>
          </table:table-cell>
          <table:table-cell office:value-type="float" office:value="17808.067444" calcext:value-type="float">
            <text:p>17808.067444</text:p>
          </table:table-cell>
          <table:table-cell office:value-type="float" office:value="-11314.873978" calcext:value-type="float">
            <text:p>-11314.873978</text:p>
          </table:table-cell>
          <table:table-cell table:formula="of:=[.C60]/[.D60]" office:value-type="float" office:value="0.364620893671858" calcext:value-type="float">
            <text:p>0.3646208937</text:p>
          </table:table-cell>
          <table:table-cell table:formula="of:=RANK([.F60];[.$F$3:.$F$90])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oogle-mobile-image-search-adds-new-quick-filters-274747</text:p>
          </table:table-cell>
          <table:table-cell office:value-type="float" office:value="12183.019651" calcext:value-type="float">
            <text:p>12183.019651</text:p>
          </table:table-cell>
          <table:table-cell office:value-type="float" office:value="13284.065003" calcext:value-type="float">
            <text:p>13284.065003</text:p>
          </table:table-cell>
          <table:table-cell office:value-type="float" office:value="-1101.045352" calcext:value-type="float">
            <text:p>-1101.045352</text:p>
          </table:table-cell>
          <table:table-cell table:formula="of:=[.C61]/[.D61]" office:value-type="float" office:value="0.917115329400199" calcext:value-type="float">
            <text:p>0.9171153294</text:p>
          </table:table-cell>
          <table:table-cell table:formula="of:=RANK([.F61];[.$F$3:.$F$90]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crosoft-expands-bing-rewards-loyalty-program-uk-276132</text:p>
          </table:table-cell>
          <table:table-cell office:value-type="float" office:value="7625.821304" calcext:value-type="float">
            <text:p>7625.821304</text:p>
          </table:table-cell>
          <table:table-cell office:value-type="float" office:value="9201.766844" calcext:value-type="float">
            <text:p>9201.766844</text:p>
          </table:table-cell>
          <table:table-cell office:value-type="float" office:value="-1575.94554" calcext:value-type="float">
            <text:p>-1575.94554</text:p>
          </table:table-cell>
          <table:table-cell table:formula="of:=[.C62]/[.D62]" office:value-type="float" office:value="0.828734462987661" calcext:value-type="float">
            <text:p>0.828734463</text:p>
          </table:table-cell>
          <table:table-cell table:formula="of:=RANK([.F62];[.$F$3:.$F$90]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-great-reasons-attend-smx-advanced-2-weeks-276095</text:p>
          </table:table-cell>
          <table:table-cell office:value-type="float" office:value="5778.170978" calcext:value-type="float">
            <text:p>5778.170978</text:p>
          </table:table-cell>
          <table:table-cell office:value-type="float" office:value="6858.086085" calcext:value-type="float">
            <text:p>6858.086085</text:p>
          </table:table-cell>
          <table:table-cell office:value-type="float" office:value="-1079.915107" calcext:value-type="float">
            <text:p>-1079.915107</text:p>
          </table:table-cell>
          <table:table-cell table:formula="of:=[.C63]/[.D63]" office:value-type="float" office:value="0.842534040311627" calcext:value-type="float">
            <text:p>0.8425340403</text:p>
          </table:table-cell>
          <table:table-cell table:formula="of:=RANK([.F63];[.$F$3:.$F$90])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words-maximize-conversions-smart-bidding-276064</text:p>
          </table:table-cell>
          <table:table-cell office:value-type="float" office:value="5736.336109" calcext:value-type="float">
            <text:p>5736.336109</text:p>
          </table:table-cell>
          <table:table-cell office:value-type="float" office:value="17369.429935" calcext:value-type="float">
            <text:p>17369.429935</text:p>
          </table:table-cell>
          <table:table-cell office:value-type="float" office:value="-11633.093826" calcext:value-type="float">
            <text:p>-11633.093826</text:p>
          </table:table-cell>
          <table:table-cell table:formula="of:=[.C64]/[.D64]" office:value-type="float" office:value="0.330254713624256" calcext:value-type="float">
            <text:p>0.3302547136</text:p>
          </table:table-cell>
          <table:table-cell table:formula="of:=RANK([.F64];[.$F$3:.$F$90])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oogle-test-hotel-reviews-grouped-traveler-type-categories-274343</text:p>
          </table:table-cell>
          <table:table-cell office:value-type="float" office:value="17550.683852" calcext:value-type="float">
            <text:p>17550.683852</text:p>
          </table:table-cell>
          <table:table-cell office:value-type="float" office:value="6817.211063" calcext:value-type="float">
            <text:p>6817.211063</text:p>
          </table:table-cell>
          <table:table-cell office:value-type="float" office:value="10733.472789" calcext:value-type="float">
            <text:p>10733.472789</text:p>
          </table:table-cell>
          <table:table-cell table:formula="of:=[.C65]/[.D65]" office:value-type="float" office:value="2.57446684425766" calcext:value-type="float">
            <text:p>2.5744668443</text:p>
          </table:table-cell>
          <table:table-cell table:formula="of:=RANK([.F65];[.$F$3:.$F$9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lp-wanted-were-hiring-a-social-media-reporter-238626</text:p>
          </table:table-cell>
          <table:table-cell office:value-type="float" office:value="14055.785029" calcext:value-type="float">
            <text:p>14055.785029</text:p>
          </table:table-cell>
          <table:table-cell office:value-type="float" office:value="10121.072679" calcext:value-type="float">
            <text:p>10121.072679</text:p>
          </table:table-cell>
          <table:table-cell office:value-type="float" office:value="3934.71235" calcext:value-type="float">
            <text:p>3934.71235</text:p>
          </table:table-cell>
          <table:table-cell table:formula="of:=[.C66]/[.D66]" office:value-type="float" office:value="1.38876436073461" calcext:value-type="float">
            <text:p>1.3887643607</text:p>
          </table:table-cell>
          <table:table-cell table:formula="of:=RANK([.F66];[.$F$3:.$F$90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7-periodic-table-of-seo-factors-276790</text:p>
          </table:table-cell>
          <table:table-cell office:value-type="float" office:value="7580.267457" calcext:value-type="float">
            <text:p>7580.267457</text:p>
          </table:table-cell>
          <table:table-cell office:value-type="float" office:value="3748.397864" calcext:value-type="float">
            <text:p>3748.397864</text:p>
          </table:table-cell>
          <table:table-cell office:value-type="float" office:value="3831.869593" calcext:value-type="float">
            <text:p>3831.869593</text:p>
          </table:table-cell>
          <table:table-cell table:formula="of:=[.C67]/[.D67]" office:value-type="float" office:value="2.02226864170468" calcext:value-type="float">
            <text:p>2.0222686417</text:p>
          </table:table-cell>
          <table:table-cell table:formula="of:=RANK([.F67];[.$F$3:.$F$90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oogle-merchant-center-multiple-account-login-273139</text:p>
          </table:table-cell>
          <table:table-cell office:value-type="float" office:value="3662.929315" calcext:value-type="float">
            <text:p>3662.929315</text:p>
          </table:table-cell>
          <table:table-cell office:value-type="float" office:value="6146.828852" calcext:value-type="float">
            <text:p>6146.828852</text:p>
          </table:table-cell>
          <table:table-cell office:value-type="float" office:value="-2483.899537" calcext:value-type="float">
            <text:p>-2483.899537</text:p>
          </table:table-cell>
          <table:table-cell table:formula="of:=[.C68]/[.D68]" office:value-type="float" office:value="0.595905531647947" calcext:value-type="float">
            <text:p>0.5959055316</text:p>
          </table:table-cell>
          <table:table-cell table:formula="of:=RANK([.F68];[.$F$3:.$F$90])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ing-audience-targeting-in-market-custom-audiences-277080</text:p>
          </table:table-cell>
          <table:table-cell office:value-type="float" office:value="12675.263566" calcext:value-type="float">
            <text:p>12675.263566</text:p>
          </table:table-cell>
          <table:table-cell office:value-type="float" office:value="3027.286057" calcext:value-type="float">
            <text:p>3027.286057</text:p>
          </table:table-cell>
          <table:table-cell office:value-type="float" office:value="9647.977509" calcext:value-type="float">
            <text:p>9647.977509</text:p>
          </table:table-cell>
          <table:table-cell table:formula="of:=[.C69]/[.D69]" office:value-type="float" office:value="4.18700556450256" calcext:value-type="float">
            <text:p>4.1870055645</text:p>
          </table:table-cell>
          <table:table-cell table:formula="of:=RANK([.F69];[.$F$3:.$F$90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pc-data-new-vs-existing-customers-sheds-light-user-behavior-optimization-opportunities-243412</text:p>
          </table:table-cell>
          <table:table-cell office:value-type="float" office:value="11904.479428" calcext:value-type="float">
            <text:p>11904.479428</text:p>
          </table:table-cell>
          <table:table-cell office:value-type="float" office:value="3203.393272" calcext:value-type="float">
            <text:p>3203.393272</text:p>
          </table:table-cell>
          <table:table-cell office:value-type="float" office:value="8701.086156" calcext:value-type="float">
            <text:p>8701.086156</text:p>
          </table:table-cell>
          <table:table-cell table:formula="of:=[.C70]/[.D70]" office:value-type="float" office:value="3.71620916234477" calcext:value-type="float">
            <text:p>3.7162091623</text:p>
          </table:table-cell>
          <table:table-cell table:formula="of:=RANK([.F70];[.$F$3:.$F$9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oogle-adwords-store-visits-distance-location-reports-263878</text:p>
          </table:table-cell>
          <table:table-cell office:value-type="float" office:value="13427.269787" calcext:value-type="float">
            <text:p>13427.269787</text:p>
          </table:table-cell>
          <table:table-cell office:value-type="float" office:value="13459.625456" calcext:value-type="float">
            <text:p>13459.625456</text:p>
          </table:table-cell>
          <table:table-cell office:value-type="float" office:value="-32.3556690000005" calcext:value-type="float">
            <text:p>-32.355669</text:p>
          </table:table-cell>
          <table:table-cell table:formula="of:=[.C71]/[.D71]" office:value-type="float" office:value="0.997596094400563" calcext:value-type="float">
            <text:p>0.9975960944</text:p>
          </table:table-cell>
          <table:table-cell table:formula="of:=RANK([.F71];[.$F$3:.$F$90]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o-right-business-257915</text:p>
          </table:table-cell>
          <table:table-cell office:value-type="float" office:value="13635.812337" calcext:value-type="float">
            <text:p>13635.812337</text:p>
          </table:table-cell>
          <table:table-cell office:value-type="float" office:value="2592.989307" calcext:value-type="float">
            <text:p>2592.989307</text:p>
          </table:table-cell>
          <table:table-cell office:value-type="float" office:value="11042.82303" calcext:value-type="float">
            <text:p>11042.82303</text:p>
          </table:table-cell>
          <table:table-cell table:formula="of:=[.C72]/[.D72]" office:value-type="float" office:value="5.25872293425543" calcext:value-type="float">
            <text:p>5.2587229343</text:p>
          </table:table-cell>
          <table:table-cell table:formula="of:=RANK([.F72];[.$F$3:.$F$9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n-manage-inventory-google-shopping-247541</text:p>
          </table:table-cell>
          <table:table-cell office:value-type="float" office:value="14774.69436" calcext:value-type="float">
            <text:p>14774.69436</text:p>
          </table:table-cell>
          <table:table-cell office:value-type="float" office:value="16938.187412" calcext:value-type="float">
            <text:p>16938.187412</text:p>
          </table:table-cell>
          <table:table-cell office:value-type="float" office:value="-2163.493052" calcext:value-type="float">
            <text:p>-2163.493052</text:p>
          </table:table-cell>
          <table:table-cell table:formula="of:=[.C73]/[.D73]" office:value-type="float" office:value="0.872271276767946" calcext:value-type="float">
            <text:p>0.8722712768</text:p>
          </table:table-cell>
          <table:table-cell table:formula="of:=RANK([.F73];[.$F$3:.$F$90]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nonical-chaos-doubling-duplicate-content-264078</text:p>
          </table:table-cell>
          <table:table-cell office:value-type="float" office:value="18200.801883" calcext:value-type="float">
            <text:p>18200.801883</text:p>
          </table:table-cell>
          <table:table-cell office:value-type="float" office:value="8703.639473" calcext:value-type="float">
            <text:p>8703.639473</text:p>
          </table:table-cell>
          <table:table-cell office:value-type="float" office:value="9497.16241" calcext:value-type="float">
            <text:p>9497.16241</text:p>
          </table:table-cell>
          <table:table-cell table:formula="of:=[.C74]/[.D74]" office:value-type="float" office:value="2.09117139323861" calcext:value-type="float">
            <text:p>2.0911713932</text:p>
          </table:table-cell>
          <table:table-cell table:formula="of:=RANK([.F74];[.$F$3:.$F$90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uditing-hreflang-annotations-common-issues-avoid-219483</text:p>
          </table:table-cell>
          <table:table-cell office:value-type="float" office:value="17596.429473" calcext:value-type="float">
            <text:p>17596.429473</text:p>
          </table:table-cell>
          <table:table-cell office:value-type="float" office:value="4717.323711" calcext:value-type="float">
            <text:p>4717.323711</text:p>
          </table:table-cell>
          <table:table-cell office:value-type="float" office:value="12879.105762" calcext:value-type="float">
            <text:p>12879.105762</text:p>
          </table:table-cell>
          <table:table-cell table:formula="of:=[.C75]/[.D75]" office:value-type="float" office:value="3.73017213806381" calcext:value-type="float">
            <text:p>3.7301721381</text:p>
          </table:table-cell>
          <table:table-cell table:formula="of:=RANK([.F75];[.$F$3:.$F$9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port-google-assistant-bests-rivals-questions-answered-overall-accuracy-274003</text:p>
          </table:table-cell>
          <table:table-cell office:value-type="float" office:value="16638.197099" calcext:value-type="float">
            <text:p>16638.197099</text:p>
          </table:table-cell>
          <table:table-cell office:value-type="float" office:value="18378.817039" calcext:value-type="float">
            <text:p>18378.817039</text:p>
          </table:table-cell>
          <table:table-cell office:value-type="float" office:value="-1740.61994" calcext:value-type="float">
            <text:p>-1740.61994</text:p>
          </table:table-cell>
          <table:table-cell table:formula="of:=[.C76]/[.D76]" office:value-type="float" office:value="0.905292057899788" calcext:value-type="float">
            <text:p>0.9052920579</text:p>
          </table:table-cell>
          <table:table-cell table:formula="of:=RANK([.F76];[.$F$3:.$F$90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cal-seo-beyond-the-browser-244797</text:p>
          </table:table-cell>
          <table:table-cell office:value-type="float" office:value="15449.656613" calcext:value-type="float">
            <text:p>15449.656613</text:p>
          </table:table-cell>
          <table:table-cell office:value-type="float" office:value="7495.766552" calcext:value-type="float">
            <text:p>7495.766552</text:p>
          </table:table-cell>
          <table:table-cell office:value-type="float" office:value="7953.890061" calcext:value-type="float">
            <text:p>7953.890061</text:p>
          </table:table-cell>
          <table:table-cell table:formula="of:=[.C77]/[.D77]" office:value-type="float" office:value="2.06111763297614" calcext:value-type="float">
            <text:p>2.061117633</text:p>
          </table:table-cell>
          <table:table-cell table:formula="of:=RANK([.F77];[.$F$3:.$F$90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oogle-news-spammed-drug-spam-dating-sites-276832</text:p>
          </table:table-cell>
          <table:table-cell office:value-type="float" office:value="13960.656292" calcext:value-type="float">
            <text:p>13960.656292</text:p>
          </table:table-cell>
          <table:table-cell office:value-type="float" office:value="6582.011736" calcext:value-type="float">
            <text:p>6582.011736</text:p>
          </table:table-cell>
          <table:table-cell office:value-type="float" office:value="7378.644556" calcext:value-type="float">
            <text:p>7378.644556</text:p>
          </table:table-cell>
          <table:table-cell table:formula="of:=[.C78]/[.D78]" office:value-type="float" office:value="2.12103181397305" calcext:value-type="float">
            <text:p>2.121031814</text:p>
          </table:table-cell>
          <table:table-cell table:formula="of:=RANK([.F78];[.$F$3:.$F$90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ogle-adwords-custom-dashboards-report-editor-test-275723</text:p>
          </table:table-cell>
          <table:table-cell office:value-type="float" office:value="16178.544336" calcext:value-type="float">
            <text:p>16178.544336</text:p>
          </table:table-cell>
          <table:table-cell office:value-type="float" office:value="13199.927404" calcext:value-type="float">
            <text:p>13199.927404</text:p>
          </table:table-cell>
          <table:table-cell office:value-type="float" office:value="2978.616932" calcext:value-type="float">
            <text:p>2978.616932</text:p>
          </table:table-cell>
          <table:table-cell table:formula="of:=[.C79]/[.D79]" office:value-type="float" office:value="1.22565403890762" calcext:value-type="float">
            <text:p>1.2256540389</text:p>
          </table:table-cell>
          <table:table-cell table:formula="of:=RANK([.F79];[.$F$3:.$F$90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ogle-shopping-ads-carousel-youtube-262662</text:p>
          </table:table-cell>
          <table:table-cell office:value-type="float" office:value="2875.457806" calcext:value-type="float">
            <text:p>2875.457806</text:p>
          </table:table-cell>
          <table:table-cell office:value-type="float" office:value="12086.089435" calcext:value-type="float">
            <text:p>12086.089435</text:p>
          </table:table-cell>
          <table:table-cell office:value-type="float" office:value="-9210.631629" calcext:value-type="float">
            <text:p>-9210.631629</text:p>
          </table:table-cell>
          <table:table-cell table:formula="of:=[.C80]/[.D80]" office:value-type="float" office:value="0.237914655643122" calcext:value-type="float">
            <text:p>0.2379146556</text:p>
          </table:table-cell>
          <table:table-cell table:formula="of:=RANK([.F80];[.$F$3:.$F$90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earn-basics-programmatic-advertising-2-275356</text:p>
          </table:table-cell>
          <table:table-cell office:value-type="float" office:value="9835.576218" calcext:value-type="float">
            <text:p>9835.576218</text:p>
          </table:table-cell>
          <table:table-cell office:value-type="float" office:value="11362.599199" calcext:value-type="float">
            <text:p>11362.599199</text:p>
          </table:table-cell>
          <table:table-cell office:value-type="float" office:value="-1527.022981" calcext:value-type="float">
            <text:p>-1527.022981</text:p>
          </table:table-cell>
          <table:table-cell table:formula="of:=[.C81]/[.D81]" office:value-type="float" office:value="0.865609711804814" calcext:value-type="float">
            <text:p>0.8656097118</text:p>
          </table:table-cell>
          <table:table-cell table:formula="of:=RANK([.F81];[.$F$3:.$F$90]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ccount-based-marketing-guide-modern-marketers-276012</text:p>
          </table:table-cell>
          <table:table-cell office:value-type="float" office:value="15259.545394" calcext:value-type="float">
            <text:p>15259.545394</text:p>
          </table:table-cell>
          <table:table-cell office:value-type="float" office:value="8353.664309" calcext:value-type="float">
            <text:p>8353.664309</text:p>
          </table:table-cell>
          <table:table-cell office:value-type="float" office:value="6905.881085" calcext:value-type="float">
            <text:p>6905.881085</text:p>
          </table:table-cell>
          <table:table-cell table:formula="of:=[.C82]/[.D82]" office:value-type="float" office:value="1.82668884330913" calcext:value-type="float">
            <text:p>1.8266888433</text:p>
          </table:table-cell>
          <table:table-cell table:formula="of:=RANK([.F82];[.$F$3:.$F$90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-actions-get-ready-googles-mobile-search-update-215662</text:p>
          </table:table-cell>
          <table:table-cell office:value-type="float" office:value="19177.817009" calcext:value-type="float">
            <text:p>19177.817009</text:p>
          </table:table-cell>
          <table:table-cell office:value-type="float" office:value="6275.606161" calcext:value-type="float">
            <text:p>6275.606161</text:p>
          </table:table-cell>
          <table:table-cell office:value-type="float" office:value="12902.210848" calcext:value-type="float">
            <text:p>12902.210848</text:p>
          </table:table-cell>
          <table:table-cell table:formula="of:=[.C83]/[.D83]" office:value-type="float" office:value="3.05593061721771" calcext:value-type="float">
            <text:p>3.0559306172</text:p>
          </table:table-cell>
          <table:table-cell table:formula="of:=RANK([.F83];[.$F$3:.$F$90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oogles-efforts-monetize-mobile-pay-off-sites-see-hit-organic-visits-235128</text:p>
          </table:table-cell>
          <table:table-cell office:value-type="float" office:value="17246.295312" calcext:value-type="float">
            <text:p>17246.295312</text:p>
          </table:table-cell>
          <table:table-cell office:value-type="float" office:value="10333.854239" calcext:value-type="float">
            <text:p>10333.854239</text:p>
          </table:table-cell>
          <table:table-cell office:value-type="float" office:value="6912.441073" calcext:value-type="float">
            <text:p>6912.441073</text:p>
          </table:table-cell>
          <table:table-cell table:formula="of:=[.C84]/[.D84]" office:value-type="float" office:value="1.66891219027577" calcext:value-type="float">
            <text:p>1.6689121903</text:p>
          </table:table-cell>
          <table:table-cell table:formula="of:=RANK([.F84];[.$F$3:.$F$90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uch-happy-customer-worth-271868</text:p>
          </table:table-cell>
          <table:table-cell office:value-type="float" office:value="7795.684168" calcext:value-type="float">
            <text:p>7795.684168</text:p>
          </table:table-cell>
          <table:table-cell office:value-type="float" office:value="15296.29658" calcext:value-type="float">
            <text:p>15296.29658</text:p>
          </table:table-cell>
          <table:table-cell office:value-type="float" office:value="-7500.612412" calcext:value-type="float">
            <text:p>-7500.612412</text:p>
          </table:table-cell>
          <table:table-cell table:formula="of:=[.C85]/[.D85]" office:value-type="float" office:value="0.509645202499074" calcext:value-type="float">
            <text:p>0.5096452025</text:p>
          </table:table-cell>
          <table:table-cell table:formula="of:=RANK([.F85];[.$F$3:.$F$90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oogles-latest-search-update-gives-art-lovers-deeper-dive-masterpieces-276063</text:p>
          </table:table-cell>
          <table:table-cell office:value-type="float" office:value="2989.721812" calcext:value-type="float">
            <text:p>2989.721812</text:p>
          </table:table-cell>
          <table:table-cell office:value-type="float" office:value="13242.404717" calcext:value-type="float">
            <text:p>13242.404717</text:p>
          </table:table-cell>
          <table:table-cell office:value-type="float" office:value="-10252.682905" calcext:value-type="float">
            <text:p>-10252.682905</text:p>
          </table:table-cell>
          <table:table-cell table:formula="of:=[.C86]/[.D86]" office:value-type="float" office:value="0.225768799239456" calcext:value-type="float">
            <text:p>0.2257687992</text:p>
          </table:table-cell>
          <table:table-cell table:formula="of:=RANK([.F86];[.$F$3:.$F$90])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oogle-shopping-ads-retailer-outlet-used-items-263725</text:p>
          </table:table-cell>
          <table:table-cell office:value-type="float" office:value="5141.034693" calcext:value-type="float">
            <text:p>5141.034693</text:p>
          </table:table-cell>
          <table:table-cell office:value-type="float" office:value="2790.267905" calcext:value-type="float">
            <text:p>2790.267905</text:p>
          </table:table-cell>
          <table:table-cell office:value-type="float" office:value="2350.766788" calcext:value-type="float">
            <text:p>2350.766788</text:p>
          </table:table-cell>
          <table:table-cell table:formula="of:=[.C87]/[.D87]" office:value-type="float" office:value="1.84248784275788" calcext:value-type="float">
            <text:p>1.8424878428</text:p>
          </table:table-cell>
          <table:table-cell table:formula="of:=RANK([.F87];[.$F$3:.$F$90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terprise-social-media-management-software-marketers-guide-new-sixth-edition-276411</text:p>
          </table:table-cell>
          <table:table-cell office:value-type="float" office:value="9758.883746" calcext:value-type="float">
            <text:p>9758.883746</text:p>
          </table:table-cell>
          <table:table-cell office:value-type="float" office:value="9500.829351" calcext:value-type="float">
            <text:p>9500.829351</text:p>
          </table:table-cell>
          <table:table-cell office:value-type="float" office:value="258.054394999999" calcext:value-type="float">
            <text:p>258.054395</text:p>
          </table:table-cell>
          <table:table-cell table:formula="of:=[.C88]/[.D88]" office:value-type="float" office:value="1.02716124934639" calcext:value-type="float">
            <text:p>1.0271612493</text:p>
          </table:table-cell>
          <table:table-cell table:formula="of:=RANK([.F88];[.$F$3:.$F$90]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iscovering-opportunities-drive-mobile-web-app-optimization-strategy-237625</text:p>
          </table:table-cell>
          <table:table-cell office:value-type="float" office:value="4129.504833" calcext:value-type="float">
            <text:p>4129.504833</text:p>
          </table:table-cell>
          <table:table-cell office:value-type="float" office:value="5519.546268" calcext:value-type="float">
            <text:p>5519.546268</text:p>
          </table:table-cell>
          <table:table-cell office:value-type="float" office:value="-1390.041435" calcext:value-type="float">
            <text:p>-1390.041435</text:p>
          </table:table-cell>
          <table:table-cell table:formula="of:=[.C89]/[.D89]" office:value-type="float" office:value="0.748160198772339" calcext:value-type="float">
            <text:p>0.7481601988</text:p>
          </table:table-cell>
          <table:table-cell table:formula="of:=RANK([.F89];[.$F$3:.$F$90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ts-official-google-says-more-searches-now-on-mobile-than-on-desktop-220369</text:p>
          </table:table-cell>
          <table:table-cell office:value-type="float" office:value="11656.116305" calcext:value-type="float">
            <text:p>11656.116305</text:p>
          </table:table-cell>
          <table:table-cell office:value-type="float" office:value="4966.842644" calcext:value-type="float">
            <text:p>4966.842644</text:p>
          </table:table-cell>
          <table:table-cell office:value-type="float" office:value="6689.273661" calcext:value-type="float">
            <text:p>6689.273661</text:p>
          </table:table-cell>
          <table:table-cell table:formula="of:=[.C90]/[.D90]" office:value-type="float" office:value="2.34678590413584" calcext:value-type="float">
            <text:p>2.3467859041</text:p>
          </table:table-cell>
          <table:table-cell table:formula="of:=RANK([.F90];[.$F$3:.$F$90])" office:value-type="float" office:value="11" calcext:value-type="float">
            <text:p>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Noto Sans CJK JP Regular1" style:font-size-asian="12pt" style:language-asian="ko" style:country-asian="KR" style:font-name-complex="Noto Sans CJK JP Regular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4:22:00.287592738</dc:date>
    <meta:editing-duration>PT15M54S</meta:editing-duration>
    <meta:editing-cycles>3</meta:editing-cycles>
    <meta:generator>LibreOffice/5.1.6.2$Linux_X86_64 LibreOffice_project/10m0$Build-2</meta:generator>
    <meta:document-statistic meta:table-count="1" meta:cell-count="7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ompare_result.H3:compare_result.I22" chart:data-source-has-labels="both" svg:x="0.32cm" svg:y="0.18cm" svg:width="15.36cm" svg:height="8.64cm">
          <chartooo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compare_result.H3:compare_result.H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are_result.I4:compare_result.I22" chart:label-cell-address="compare_result.I3:compare_result.I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ompare_result.I3:compare_result.I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compare_result.H3:compare_result.H22</svg:desc>
                </draw:g>
              </table:table-cell>
              <table:table-cell office:value-type="float" office:value="5">
                <text:p>5</text:p>
                <draw:g>
                  <svg:desc>compare_result.I4:compare_result.I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title svg:x="7.47cm" svg:y="0.316cm" chart:style-name="ch2">
          <text:p>CDF</text:p>
        </chart:title>
        <chart:plot-area chart:style-name="ch3" table:cell-range-address="compare_result.H4:compare_result.H22 compare_result.K3:compare_result.K22" chart:data-source-has-labels="column" svg:x="1.331cm" svg:y="1.275cm" svg:width="14.355cm" svg:height="5.829cm">
          <chartooo:coordinate-region svg:x="2.058cm" svg:y="1.474cm" svg:width="13.628cm" svg:height="4.983cm"/>
          <chart:axis chart:dimension="x" chart:name="primary-x" chart:style-name="ch4" chartooo:axis-type="auto">
            <chartooo:date-scale/>
            <chart:title svg:x="7.644cm" svg:y="7.284cm" chart:style-name="ch5">
              <text:p>Mobile PLT
-------------- 
AMP PLT</text:p>
            </chart:title>
            <chart:categories table:cell-range-address="compare_result.H4:compare_result.H22"/>
            <chart:grid chart:style-name="ch6" chart:class="major"/>
          </chart:axis>
          <chart:axis chart:dimension="y" chart:name="primary-y" chart:style-name="ch7">
            <chart:title svg:x="0.451cm" svg:y="4.577cm" chart:style-name="ch8">
              <text:p>CDF</text:p>
            </chart:title>
            <chart:grid chart:style-name="ch6" chart:class="major"/>
          </chart:axis>
          <chart:series chart:style-name="ch9" chart:values-cell-range-address="compare_result.K3:compare_result.K2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K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compare_result.H4:compare_result.H22</svg:desc>
                </draw:g>
              </table:table-cell>
              <table:table-cell office:value-type="float" office:value="0.0113636363636364">
                <text:p>0.0113636363636364</text:p>
                <draw:g>
                  <svg:desc>compare_result.K3:compare_result.K22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93181818181818">
                <text:p>0.19318181818181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61363636363636">
                <text:p>0.26136363636363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295454545454545">
                <text:p>0.29545454545454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6363636363636">
                <text:p>0.38636363636363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613636363636364">
                <text:p>0.61363636363636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670454545454545">
                <text:p>0.67045454545454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693181818181818">
                <text:p>0.69318181818181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704545454545455">
                <text:p>0.70454545454545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738636363636364">
                <text:p>0.73863636363636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761363636363636">
                <text:p>0.76136363636363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795454545454545">
                <text:p>0.7954545454545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95454545454545">
                <text:p>0.79545454545454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